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7D0000036D1A672DD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21.001cm" svg:height="28.914cm" draw:z-index="0"><draw:image xlink:href="Pictures/100002010000027D0000036D1A672DD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3T21:39:02.152000000</meta:creation-date>
    <dc:date>2015-08-13T21:46:11.009000000</dc:date>
    <meta:editing-duration>P0D</meta:editing-duration>
    <meta:editing-cycles>1</meta:editing-cycles>
    <meta:generator>LibreOffice/4.2.6.3$Windows_x86 LibreOffice_project/3fd416d4c6db7d3204c17ce57a1d70f6e531ee21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